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897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5.78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4.792cm"/>
    </style:style>
    <style:style style:name="Tabla1.E" style:family="table-column">
      <style:table-column-properties style:column-width="5.098cm"/>
    </style:style>
    <style:style style:name="Tabla1.F" style:family="table-column">
      <style:table-column-properties style:column-width="0.101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265cm" style:use-optimal-row-height="false"/>
    </style:style>
    <style:style style:name="Tabla1.A2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2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E2" style:family="table-cell">
      <style:table-cell-properties style:vertical-align="middle" fo:background-color="#fff9a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3" style:family="table-row">
      <style:table-row-properties style:min-row-height="1.023cm" style:use-optimal-row-height="false"/>
    </style:style>
    <style:style style:name="Tabla1.A3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71cm" fo:border="1pt solid #000000" style:writing-mode="lr-tb">
        <style:background-image/>
      </style:table-cell-properties>
    </style:style>
    <style:style style:name="Tabla1.4" style:family="table-row">
      <style:table-row-properties style:min-row-height="2.912cm" style:use-optimal-row-height="false"/>
    </style:style>
    <style:style style:name="Tabla1.B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5" style:family="table-row">
      <style:table-row-properties style:min-row-height="1.494cm" style:use-optimal-row-height="false"/>
    </style:style>
    <style:style style:name="Tabla1.B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6" style:family="table-row">
      <style:table-row-properties style:min-row-height="2.304cm" style:use-optimal-row-height="false"/>
    </style:style>
    <style:style style:name="Tabla1.B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" style:family="table">
      <style:table-properties style:width="26.176cm" fo:margin-left="0cm" table:align="left"/>
    </style:style>
    <style:style style:name="Tabla2.A" style:family="table-column">
      <style:table-column-properties style:column-width="2.893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4.918cm"/>
    </style:style>
    <style:style style:name="Tabla2.D" style:family="table-column">
      <style:table-column-properties style:column-width="3.579cm"/>
    </style:style>
    <style:style style:name="Tabla2.E" style:family="table-column">
      <style:table-column-properties style:column-width="2.803cm"/>
    </style:style>
    <style:style style:name="Tabla2.F" style:family="table-column">
      <style:table-column-properties style:column-width="2.925cm"/>
    </style:style>
    <style:style style:name="Tabla2.G" style:family="table-column">
      <style:table-column-properties style:column-width="2.909cm"/>
    </style:style>
    <style:style style:name="Tabla2.H" style:family="table-column">
      <style:table-column-properties style:column-width="2.755cm"/>
    </style:style>
    <style:style style:name="Tabla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20%" fo:text-align="center" style:justify-single-word="false"/>
    </style:style>
    <style:style style:name="P7" style:family="paragraph" style:parent-style-name="Standard">
      <style:paragraph-properties fo:line-height="120%" fo:text-align="center" style:justify-single-word="false" fo:orphans="2" fo:widows="2"/>
    </style:style>
    <style:style style:name="P8" style:family="paragraph" style:parent-style-name="Standard">
      <style:paragraph-properties fo:margin-left="0cm" fo:margin-right="0.185cm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9" style:family="paragraph" style:parent-style-name="Standard">
      <style:paragraph-properties fo:margin-left="0.176cm" fo:margin-right="0.176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.176cm" fo:text-align="center" style:justify-single-word="false" fo:text-indent="0cm" style:auto-text-indent="false"/>
    </style:style>
    <style:style style:name="P11" style:family="paragraph" style:parent-style-name="Standard">
      <style:paragraph-properties fo:margin-top="0cm" fo:margin-bottom="0.212cm" loext:contextual-spacing="false" fo:orphans="2" fo:widows="2"/>
    </style:style>
    <style:style style:name="P12" style:family="paragraph" style:parent-style-name="Standard">
      <style:paragraph-properties fo:margin-top="0cm" fo:margin-bottom="0.212cm" loext:contextual-spacing="false" fo:orphans="2" fo:widows="2"/>
      <style:text-properties style:font-name="Ubuntu" fo:font-weight="bold" style:font-name-asian="Ubuntu" style:font-weight-asian="bold" style:font-name-complex="Ubuntu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14" style:family="paragraph" style:parent-style-name="Standard">
      <style:paragraph-properties fo:margin-top="0cm" fo:margin-bottom="0.212cm" loext:contextual-spacing="false" fo:orphans="2" fo:widows="2"/>
      <style:text-properties fo:font-weight="bold" style:font-weight-asian="bold"/>
    </style:style>
    <style:style style:name="P15" style:family="paragraph" style:parent-style-name="Standard" style:master-page-name="MP0">
      <style:paragraph-properties fo:line-height="115%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loext:graphic-properties draw:fill="none" draw:fill-color="#ffffff"/>
      <style:paragraph-properties fo:margin-left="0.176cm" fo:margin-right="0.176cm" fo:text-align="center" style:justify-single-word="false" fo:text-indent="0cm" style:auto-text-indent="false" fo:background-color="transparent">
        <style:tab-stops/>
      </style:paragraph-properties>
    </style:style>
    <style:style style:name="P17" style:family="paragraph" style:parent-style-name="Standard">
      <style:paragraph-properties fo:margin-top="0cm" fo:margin-bottom="0.212cm" loext:contextual-spacing="false" fo:orphans="2" fo:widows="2"/>
      <style:text-properties officeooo:rsid="001f8c5a" officeooo:paragraph-rsid="001f8c5a"/>
    </style:style>
    <style:style style:name="P18" style:family="paragraph" style:parent-style-name="Standard">
      <style:paragraph-properties fo:margin-top="0cm" fo:margin-bottom="0.212cm" loext:contextual-spacing="false" fo:orphans="2" fo:widows="2"/>
      <style:text-properties officeooo:rsid="0020aa47" officeooo:paragraph-rsid="0020aa47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T5" style:family="text">
      <style:text-properties style:font-name="Ubuntu" fo:font-size="8pt" style:font-name-asian="Ubuntu" style:font-size-asian="8pt" style:font-name-complex="Ubuntu" style:font-size-complex="8pt"/>
    </style:style>
    <style:style style:name="T6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7" style:family="text"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8" style:family="text">
      <style:text-properties style:font-name="Ubuntu" fo:font-size="10pt" style:font-name-asian="Ubuntu" style:font-size-asian="10pt" style:font-name-complex="Ubuntu" style:font-size-complex="10pt"/>
    </style:style>
    <style:style style:name="T9" style:family="text">
      <style:text-properties style:font-name="Ubuntu" fo:font-weight="bold" style:font-name-asian="Ubuntu" style:font-weight-asian="bold" style:font-name-complex="Ubuntu"/>
    </style:style>
    <style:style style:name="T10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T11" style:family="text">
      <style:text-properties fo:color="#444444" style:font-name="Ubuntu" fo:font-size="10pt" style:font-name-asian="Ubuntu" style:font-size-asian="10pt" style:font-name-complex="Ubuntu" style:font-size-complex="10pt"/>
    </style:style>
    <style:style style:name="T12" style:family="text">
      <style:text-properties fo:color="#444444" style:font-name="Ubuntu" fo:font-size="10pt" officeooo:rsid="001cc4b2" style:font-name-asian="Ubuntu" style:font-size-asian="10pt" style:font-name-complex="Ubuntu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fo:color="#111111" style:font-name="Ubuntu" fo:font-size="10pt" style:font-name-asian="Ubuntu" style:font-size-asian="10pt" style:font-name-complex="Ubuntu" style:font-size-complex="10pt"/>
    </style:style>
    <style:style style:name="T15" style:family="text">
      <style:text-properties fo:color="#333333" style:font-name="Ubuntu" fo:font-size="10pt" style:font-name-asian="Ubuntu" style:font-size-asian="10pt" style:font-name-complex="Ubuntu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8"><text:span text:style-name="Fuente_20_de_20_párrafo_20_predeter."><text:span text:style-name="T6">RÚBRICA DE <text:s/>EXPOSICIÓN ORAL <text:s/>DE UNA PRESENTACIÓN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7">CATEGORÍA</text:span></text:span></text:p>
          </table:table-cell>
          <table:table-cell table:style-name="Tabla1.B2" office:value-type="string">
            <text:p text:style-name="P7"><text:span text:style-name="Fuente_20_de_20_párrafo_20_predeter."><text:span text:style-name="T3">4</text:span></text:span></text:p>
            <text:p text:style-name="P7"><text:span text:style-name="Fuente_20_de_20_párrafo_20_predeter."><text:span text:style-name="T7">Sobresaliente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3">3</text:span></text:span></text:p>
            <text:p text:style-name="P7"><text:span text:style-name="Fuente_20_de_20_párrafo_20_predeter."><text:span text:style-name="T7">Notable</text:span></text:span></text:p>
          </table:table-cell>
          <table:table-cell table:style-name="Tabla1.D2" office:value-type="string">
            <text:p text:style-name="P6"><text:span text:style-name="Fuente_20_de_20_párrafo_20_predeter."><text:span text:style-name="T3">2</text:span></text:span></text:p>
            <text:p text:style-name="P6"><text:span text:style-name="Fuente_20_de_20_párrafo_20_predeter."><text:span text:style-name="T7">Aprobado</text:span></text:span></text:p>
          </table:table-cell>
          <table:table-cell table:style-name="Tabla1.E2" office:value-type="string">
            <text:p text:style-name="P6"><text:span text:style-name="Fuente_20_de_20_párrafo_20_predeter."><text:span text:style-name="T3">1</text:span></text:span></text:p>
            <text:p text:style-name="P6"><text:span text:style-name="Fuente_20_de_20_párrafo_20_predeter."><text:span text:style-name="T7">Insuficiente</text:span>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table:style-name="Tabla1.A3" office:value-type="string">
            <text:p text:style-name="P4"><text:span text:style-name="Fuente_20_de_20_párrafo_20_predeter."><text:span text:style-name="T9">1.Contenido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1">Se nota un buen dominio</text:span></text:span></text:p>
            <text:p text:style-name="P9"><text:span text:style-name="Fuente_20_de_20_párrafo_20_predeter."><text:span text:style-name="T11">del tema, no comete</text:span></text:span></text:p>
            <text:p text:style-name="P9"><text:span text:style-name="Fuente_20_de_20_párrafo_20_predeter."><text:span text:style-name="T11">errores, no duda.</text:span></text:span></text:p>
          </table:table-cell>
          <table:table-cell table:style-name="Tabla1.C3" office:value-type="string">
            <text:p text:style-name="P9"><text:span text:style-name="Fuente_20_de_20_párrafo_20_predeter."><text:span text:style-name="T11">Demuestra un buen</text:span></text:span></text:p>
            <text:p text:style-name="P9"><text:span text:style-name="Fuente_20_de_20_párrafo_20_predeter."><text:span text:style-name="T11">entendimiento de partes</text:span></text:span></text:p>
            <text:p text:style-name="P16"><text:span text:style-name="Fuente_20_de_20_párrafo_20_predeter."><text:span text:style-name="T11">del tema. Exposición</text:span></text:span></text:p>
            <text:p text:style-name="P9"><text:span text:style-name="Fuente_20_de_20_párrafo_20_predeter."><text:span text:style-name="T11">fluida, comete pocos errores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1">Tiene que hacer</text:span></text:span></text:p>
            <text:p text:style-name="P9"><text:span text:style-name="Fuente_20_de_20_párrafo_20_predeter."><text:span text:style-name="T11">algunas rectificaciones,</text:span></text:span></text:p>
            <text:p text:style-name="P9"><text:span text:style-name="Fuente_20_de_20_párrafo_20_predeter."><text:span text:style-name="T11">y en ocasiones dud</text:span></text:span><text:span text:style-name="Fuente_20_de_20_párrafo_20_predeter."><text:span text:style-name="T12">a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1">Rectifica continuamente.</text:span></text:span></text:p>
            <text:p text:style-name="P9"><text:span text:style-name="Fuente_20_de_20_párrafo_20_predeter."><text:span text:style-name="T11">El contenido es mínimo, no muestra un</text:span></text:span></text:p>
            <text:p text:style-name="P9"><text:span text:style-name="Fuente_20_de_20_párrafo_20_predeter."><text:span text:style-name="T11">conocimiento del tema.</text:span></text:span></text:p>
          </table:table-cell>
          <table:table-cell office:value-type="string">
            <text:p text:style-name="P9"/>
          </table:table-cell>
        </table:table-row>
        <table:table-row table:style-name="Tabla1.4">
          <table:table-cell table:style-name="Tabla1.A3" office:value-type="string">
            <text:p text:style-name="P4"><text:span text:style-name="Fuente_20_de_20_párrafo_20_predeter."><text:span text:style-name="T9">2.Organización de la información</text:span></text:span></text:p>
          </table:table-cell>
          <table:table-cell table:style-name="Tabla1.B4" office:value-type="string">
            <text:p text:style-name="P9"><text:span text:style-name="Fuente_20_de_20_párrafo_20_predeter."><text:span text:style-name="T15">La información está bien organizada, de forma clara y lógica.</text:span></text:span></text:p>
          </table:table-cell>
          <table:table-cell table:style-name="Tabla1.C4" office:value-type="string">
            <text:p text:style-name="P9"><text:span text:style-name="Fuente_20_de_20_párrafo_20_predeter."><text:span text:style-name="T15">La mayor parte de la información se organiza</text:span></text:span></text:p>
            <text:p text:style-name="P9"><text:span text:style-name="Fuente_20_de_20_párrafo_20_predeter."><text:span text:style-name="T15">de forma clara y lógica,</text:span></text:span></text:p>
            <text:p text:style-name="P9"><text:span text:style-name="Fuente_20_de_20_párrafo_20_predeter."><text:span text:style-name="T15">aunque de vez en</text:span></text:span></text:p>
            <text:p text:style-name="P9"><text:span text:style-name="Fuente_20_de_20_párrafo_20_predeter."><text:span text:style-name="T15">cuando alguna diapositiva está fuera de lugar.</text:span></text:span></text:p>
          </table:table-cell>
          <table:table-cell table:style-name="Tabla1.D4" office:value-type="string">
            <text:p text:style-name="P9"><text:span text:style-name="Fuente_20_de_20_párrafo_20_predeter."><text:span text:style-name="T15">No existe un plan claro</text:span></text:span></text:p>
            <text:p text:style-name="P9"><text:span text:style-name="Fuente_20_de_20_párrafo_20_predeter."><text:span text:style-name="T15">para organizar la información, cierta dispersión.</text:span></text:span></text:p>
          </table:table-cell>
          <table:table-cell table:style-name="Tabla1.E4" office:value-type="string">
            <text:p text:style-name="P9"><text:span text:style-name="Fuente_20_de_20_párrafo_20_predeter."><text:span text:style-name="T15">La información aparece</text:span></text:span></text:p>
            <text:p text:style-name="P9"><text:span text:style-name="Fuente_20_de_20_párrafo_20_predeter."><text:span text:style-name="T15">dispersa y poco organizada.</text:span></text:span></text:p>
          </table:table-cell>
          <table:table-cell office:value-type="string">
            <text:p text:style-name="P9"/>
          </table:table-cell>
        </table:table-row>
        <table:table-row table:style-name="Tabla1.5">
          <table:table-cell table:style-name="Tabla1.A3" office:value-type="string">
            <text:p text:style-name="P4"><text:span text:style-name="Fuente_20_de_20_párrafo_20_predeter."><text:span text:style-name="T9">3.Exposición</text:span></text:span></text:p>
          </table:table-cell>
          <table:table-cell table:style-name="Tabla1.B5" office:value-type="string">
            <text:p text:style-name="P4"><text:span text:style-name="Fuente_20_de_20_párrafo_20_predeter."><text:span text:style-name="T15">Atrae la atención del público y mantiene el interés durante toda la exposición.</text:span></text:span></text:p>
          </table:table-cell>
          <table:table-cell table:style-name="Tabla1.C5" office:value-type="string">
            <text:p text:style-name="P4"><text:span text:style-name="Fuente_20_de_20_párrafo_20_predeter."><text:span text:style-name="T15">Interesa bastante en principio pero se hace un poco monótono.</text:span></text:span></text:p>
          </table:table-cell>
          <table:table-cell table:style-name="Tabla1.D5" office:value-type="string">
            <text:p text:style-name="P4"><text:span text:style-name="Fuente_20_de_20_párrafo_20_predeter."><text:span text:style-name="T15">Le cuesta conseguir o mantener el interés del público.</text:span></text:span></text:p>
          </table:table-cell>
          <table:table-cell table:style-name="Tabla1.E5" office:value-type="string">
            <text:p text:style-name="P4"><text:span text:style-name="Fuente_20_de_20_párrafo_20_predeter."><text:span text:style-name="T15">Apenas usa recursos para mantener la atención del público.</text:span></text:span></text:p>
          </table:table-cell>
          <table:table-cell office:value-type="string">
            <text:p text:style-name="P4"/>
          </table:table-cell>
        </table:table-row>
        <table:table-row table:style-name="Tabla1.6">
          <table:table-cell table:style-name="Tabla1.A3" office:value-type="string">
            <text:p text:style-name="P4"><text:span text:style-name="Fuente_20_de_20_párrafo_20_predeter."><text:span text:style-name="T9">4.Tiempo</text:span></text:span></text:p>
          </table:table-cell>
          <table:table-cell table:style-name="Tabla1.B6" office:value-type="string">
            <text:p text:style-name="P9"><text:span text:style-name="Fuente_20_de_20_párrafo_20_predeter."><text:span text:style-name="T15">Tiempo ajustado al previsto, con un final que retoma las ideas principales y redondea la exposición.</text:span></text:span></text:p>
          </table:table-cell>
          <table:table-cell table:style-name="Tabla1.C6" office:value-type="string">
            <text:p text:style-name="P9"><text:span text:style-name="Fuente_20_de_20_párrafo_20_predeter."><text:span text:style-name="T15">Tiempo ajustado al previsto, pero con un final precipitado o alargado por falta de control del tiempo.</text:span></text:span></text:p>
          </table:table-cell>
          <table:table-cell table:style-name="Tabla1.D6" office:value-type="string">
            <text:p text:style-name="P10"><text:span text:style-name="Fuente_20_de_20_párrafo_20_predeter."><text:span text:style-name="T15">Tiempo no ajustado. Exposición excesivamente corta.</text:span></text:span></text:p>
          </table:table-cell>
          <table:table-cell table:style-name="Tabla1.E6" office:value-type="string">
            <text:p text:style-name="P10"><text:span text:style-name="Fuente_20_de_20_párrafo_20_predeter."><text:span text:style-name="T15">Excesivamente largo o insuficiente para desarrollar correctamente el tema</text:span></text:span></text:p>
          </table:table-cell>
          <table:table-cell office:value-type="string">
            <text:p text:style-name="P10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9">5.Soporte</text:span></text:span></text:p>
          </table:table-cell>
          <table:table-cell table:style-name="Tabla1.B7" office:value-type="string">
            <text:p text:style-name="P9"><text:span text:style-name="Fuente_20_de_20_párrafo_20_predeter."><text:span text:style-name="T11">La exposición se acompaña de soportes visuales especialmente atractivos y de mucha calidad (imágenes, videos,…)</text:span></text:span></text:p>
          </table:table-cell>
          <table:table-cell table:style-name="Tabla1.C7" office:value-type="string">
            <text:p text:style-name="P9"><text:span text:style-name="Fuente_20_de_20_párrafo_20_predeter."><text:span text:style-name="T11">Soportes visuales adecuados e interesantes (imágenes, vídeos...)</text:span></text:span></text:p>
          </table:table-cell>
          <table:table-cell table:style-name="Tabla1.D7" office:value-type="string">
            <text:p text:style-name="P10"><text:span text:style-name="Fuente_20_de_20_párrafo_20_predeter."><text:span text:style-name="T11">Soporte visuales</text:span></text:span></text:p>
            <text:p text:style-name="P10"><text:span text:style-name="Fuente_20_de_20_párrafo_20_predeter."><text:span text:style-name="T11">adecuados pero poco interesantes (imágenes,</text:span></text:span></text:p>
            <text:p text:style-name="P10"><text:span text:style-name="Fuente_20_de_20_párrafo_20_predeter."><text:span text:style-name="T11">vídeos,...)</text:span></text:span></text:p>
          </table:table-cell>
          <table:table-cell table:style-name="Tabla1.E7" office:value-type="string">
            <text:p text:style-name="P10"><text:span text:style-name="Fuente_20_de_20_párrafo_20_predeter."><text:span text:style-name="T11">Soportes visuales inadecuados.</text:span></text:span></text:p>
          </table:table-cell>
          <table:table-cell office:value-type="string">
            <text:p text:style-name="P10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9">6.Trabajo en equipo</text:span></text:span></text:p>
          </table:table-cell>
          <table:table-cell table:style-name="Tabla1.B8" office:value-type="string">
            <text:p text:style-name="P9"><text:span text:style-name="Fuente_20_de_20_párrafo_20_predeter."><text:span text:style-name="T11">La exposición <text:s/>muestra planificación y trabajo de equipo en el que todos han colaborado.</text:span></text:span></text:p>
            <text:p text:style-name="P9"><text:span text:style-name="Fuente_20_de_20_párrafo_20_predeter."><text:span text:style-name="T11">Todos exponen y participan activamente.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11">Todos los miembros demuestran conocer la <text:s/>presentación global.</text:span></text:span></text:p>
            <text:p text:style-name="P9"><text:span text:style-name="Fuente_20_de_20_párrafo_20_predeter."><text:span text:style-name="T11">Todos exponen, aunque hay alguna variación en la participación de los diferentes alumnos.</text:span></text:span></text:p>
          </table:table-cell>
          <table:table-cell table:style-name="Tabla1.D8" office:value-type="string">
            <text:p text:style-name="P9"><text:span text:style-name="Fuente_20_de_20_párrafo_20_predeter."><text:span text:style-name="T11">La exposición muestra cierta planificación entre los miembros.</text:span></text:span></text:p>
            <text:p text:style-name="P9"><text:span text:style-name="Fuente_20_de_20_párrafo_20_predeter."><text:span text:style-name="T11">Todos participan, pero no al mismo nivel</text:span></text:span></text:p>
          </table:table-cell>
          <table:table-cell table:style-name="Tabla1.E8" office:value-type="string">
            <text:p text:style-name="P9"><text:span text:style-name="Fuente_20_de_20_párrafo_20_predeter."><text:span text:style-name="T11">Demasiado individualista. No se ve colaboración.</text:span></text:span></text:p>
            <text:p text:style-name="P9"><text:span text:style-name="Fuente_20_de_20_párrafo_20_predeter."><text:span text:style-name="T11">No todos los miembros del equipo exponen</text:span></text:span></text:p>
          </table:table-cell>
          <table:table-cell office:value-type="string">
            <text:p text:style-name="P9"/>
          </table:table-cell>
        </table:table-row>
      </table:table>
      <text:p text:style-name="P11"><text:soft-page-break/></text:p>
      <text:p text:style-name="P11">NOTA DE 1 A 4, en función de la rúbrica anterior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<text:span text:style-name="Fuente_20_de_20_párrafo_20_predeter."><text:span text:style-name="T9">1.Contenido</text:span></text:span></text:p>
          </table:table-cell>
          <table:table-cell table:style-name="Tabla2.A1" office:value-type="string">
            <text:p text:style-name="P11"><text:span text:style-name="Fuente_20_de_20_párrafo_20_predeter."><text:span text:style-name="T9">2.Organización de la información</text:span></text:span></text:p>
          </table:table-cell>
          <table:table-cell table:style-name="Tabla2.A1" office:value-type="string">
            <text:p text:style-name="P11"><text:span text:style-name="Fuente_20_de_20_párrafo_20_predeter."><text:span text:style-name="T9">3.Exposición</text:span></text:span></text:p>
          </table:table-cell>
          <table:table-cell table:style-name="Tabla2.A1" office:value-type="string">
            <text:p text:style-name="P11"><text:span text:style-name="Fuente_20_de_20_párrafo_20_predeter."><text:span text:style-name="T9">4.Tiempo</text:span></text:span></text:p>
          </table:table-cell>
          <table:table-cell table:style-name="Tabla2.A1" office:value-type="string">
            <text:p text:style-name="P12">5.Soporte</text:p>
          </table:table-cell>
          <table:table-cell table:style-name="Tabla2.A1" office:value-type="string">
            <text:p text:style-name="P11"><text:span text:style-name="Fuente_20_de_20_párrafo_20_predeter."><text:span text:style-name="T9">6.Trabajo en equipo</text:span></text:span></text:p>
          </table:table-cell>
          <table:table-cell table:style-name="Tabla2.H1" office:value-type="string">
            <text:p text:style-name="P13">TOTAL</text:p>
          </table:table-cell>
        </table:table-row>
        <table:table-row>
          <table:table-cell table:style-name="Tabla2.A2" office:value-type="string">
            <text:p text:style-name="P11"><text:span text:style-name="Fuente_20_de_20_párrafo_20_predeter."><text:span text:style-name="T9">GRUPO 1</text:span></text:span></text:p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11"/>
          </table:table-cell>
          <table:table-cell table:style-name="Tabla2.E2" office:value-type="string">
            <text:p text:style-name="P11"/>
          </table:table-cell>
          <table:table-cell table:style-name="Tabla2.F2" office:value-type="string">
            <text:p text:style-name="P11"/>
          </table:table-cell>
          <table:table-cell table:style-name="Tabla2.G2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2</text:p>
          </table:table-cell>
          <table:table-cell table:style-name="Tabla2.B3" office:value-type="string">
            <text:p text:style-name="P17">3</text:p>
          </table:table-cell>
          <table:table-cell table:style-name="Tabla2.C3" office:value-type="string">
            <text:p text:style-name="P17">4</text:p>
          </table:table-cell>
          <table:table-cell table:style-name="Tabla2.D3" office:value-type="string">
            <text:p text:style-name="P17">4</text:p>
          </table:table-cell>
          <table:table-cell table:style-name="Tabla2.E3" office:value-type="string">
            <text:p text:style-name="P17">4</text:p>
          </table:table-cell>
          <table:table-cell table:style-name="Tabla2.F3" office:value-type="string">
            <text:p text:style-name="P17">4</text:p>
          </table:table-cell>
          <table:table-cell table:style-name="Tabla2.G3" office:value-type="string">
            <text:p text:style-name="P17">4</text:p>
          </table:table-cell>
          <table:table-cell table:style-name="Tabla2.H1" office:value-type="string">
            <text:p text:style-name="P17">23</text:p>
          </table:table-cell>
        </table:table-row>
        <table:table-row>
          <table:table-cell table:style-name="Tabla2.A3" office:value-type="string">
            <text:p text:style-name="P11"><text:span text:style-name="Fuente_20_de_20_párrafo_20_predeter."><text:span text:style-name="T13">GRUPO 3</text:span></text:span></text:p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1"/>
          </table:table-cell>
          <table:table-cell table:style-name="Tabla2.E4" office:value-type="string">
            <text:p text:style-name="P11"/>
          </table:table-cell>
          <table:table-cell table:style-name="Tabla2.F4" office:value-type="string">
            <text:p text:style-name="P11"/>
          </table:table-cell>
          <table:table-cell table:style-name="Tabla2.G4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1"><text:span text:style-name="Fuente_20_de_20_párrafo_20_predeter."><text:span text:style-name="T13">GRUPO 4</text:span></text:span></text:p>
          </table:table-cell>
          <table:table-cell table:style-name="Tabla2.B5" office:value-type="string">
            <text:p text:style-name="P11"/>
          </table:table-cell>
          <table:table-cell table:style-name="Tabla2.C5" office:value-type="string">
            <text:p text:style-name="P11"/>
          </table:table-cell>
          <table:table-cell table:style-name="Tabla2.D5" office:value-type="string">
            <text:p text:style-name="P11"/>
          </table:table-cell>
          <table:table-cell table:style-name="Tabla2.E5" office:value-type="string">
            <text:p text:style-name="P11"/>
          </table:table-cell>
          <table:table-cell table:style-name="Tabla2.F5" office:value-type="string">
            <text:p text:style-name="P11"/>
          </table:table-cell>
          <table:table-cell table:style-name="Tabla2.G5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5</text:p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P11"/>
          </table:table-cell>
          <table:table-cell table:style-name="Tabla2.E6" office:value-type="string">
            <text:p text:style-name="P11"/>
          </table:table-cell>
          <table:table-cell table:style-name="Tabla2.F6" office:value-type="string">
            <text:p text:style-name="P11"/>
          </table:table-cell>
          <table:table-cell table:style-name="Tabla2.G6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6</text:p>
          </table:table-cell>
          <table:table-cell table:style-name="Tabla2.B7" office:value-type="string">
            <text:p text:style-name="P11"/>
          </table:table-cell>
          <table:table-cell table:style-name="Tabla2.C7" office:value-type="string">
            <text:p text:style-name="P11"/>
          </table:table-cell>
          <table:table-cell table:style-name="Tabla2.D7" office:value-type="string">
            <text:p text:style-name="P11"/>
          </table:table-cell>
          <table:table-cell table:style-name="Tabla2.E7" office:value-type="string">
            <text:p text:style-name="P11"/>
          </table:table-cell>
          <table:table-cell table:style-name="Tabla2.F7" office:value-type="string">
            <text:p text:style-name="P11"/>
          </table:table-cell>
          <table:table-cell table:style-name="Tabla2.G7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7</text:p>
          </table:table-cell>
          <table:table-cell table:style-name="Tabla2.B8" office:value-type="string">
            <text:p text:style-name="P18">4</text:p>
          </table:table-cell>
          <table:table-cell table:style-name="Tabla2.C8" office:value-type="string">
            <text:p text:style-name="P18">4</text:p>
          </table:table-cell>
          <table:table-cell table:style-name="Tabla2.D8" office:value-type="string">
            <text:p text:style-name="P18">4</text:p>
          </table:table-cell>
          <table:table-cell table:style-name="Tabla2.E8" office:value-type="string">
            <text:p text:style-name="P18">4</text:p>
          </table:table-cell>
          <table:table-cell table:style-name="Tabla2.F8" office:value-type="string">
            <text:p text:style-name="P18">4</text:p>
          </table:table-cell>
          <table:table-cell table:style-name="Tabla2.G8" office:value-type="string">
            <text:p text:style-name="P18">4</text:p>
          </table:table-cell>
          <table:table-cell table:style-name="Tabla2.H1" office:value-type="string">
            <text:p text:style-name="P18">24</text:p>
          </table:table-cell>
        </table:table-row>
        <table:table-row>
          <table:table-cell table:style-name="Tabla2.A3" office:value-type="string">
            <text:p text:style-name="P14">GRUPO 8</text:p>
          </table:table-cell>
          <table:table-cell table:style-name="Tabla2.B9" office:value-type="string">
            <text:p text:style-name="P11"/>
          </table:table-cell>
          <table:table-cell table:style-name="Tabla2.C9" office:value-type="string">
            <text:p text:style-name="P11"/>
          </table:table-cell>
          <table:table-cell table:style-name="Tabla2.D9" office:value-type="string">
            <text:p text:style-name="P11"/>
          </table:table-cell>
          <table:table-cell table:style-name="Tabla2.E9" office:value-type="string">
            <text:p text:style-name="P11"/>
          </table:table-cell>
          <table:table-cell table:style-name="Tabla2.F9" office:value-type="string">
            <text:p text:style-name="P11"/>
          </table:table-cell>
          <table:table-cell table:style-name="Tabla2.G9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9</text:p>
          </table:table-cell>
          <table:table-cell table:style-name="Tabla2.B10" office:value-type="string">
            <text:p text:style-name="P11"/>
          </table:table-cell>
          <table:table-cell table:style-name="Tabla2.C10" office:value-type="string">
            <text:p text:style-name="P11"/>
          </table:table-cell>
          <table:table-cell table:style-name="Tabla2.D10" office:value-type="string">
            <text:p text:style-name="P11"/>
          </table:table-cell>
          <table:table-cell table:style-name="Tabla2.E10" office:value-type="string">
            <text:p text:style-name="P11"/>
          </table:table-cell>
          <table:table-cell table:style-name="Tabla2.F10" office:value-type="string">
            <text:p text:style-name="P11"/>
          </table:table-cell>
          <table:table-cell table:style-name="Tabla2.G10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4">GRUPO 10</text:p>
          </table:table-cell>
          <table:table-cell table:style-name="Tabla2.B11" office:value-type="string">
            <text:p text:style-name="P11"/>
          </table:table-cell>
          <table:table-cell table:style-name="Tabla2.C11" office:value-type="string">
            <text:p text:style-name="P11"/>
          </table:table-cell>
          <table:table-cell table:style-name="Tabla2.D11" office:value-type="string">
            <text:p text:style-name="P11"/>
          </table:table-cell>
          <table:table-cell table:style-name="Tabla2.E11" office:value-type="string">
            <text:p text:style-name="P11"/>
          </table:table-cell>
          <table:table-cell table:style-name="Tabla2.F11" office:value-type="string">
            <text:p text:style-name="P11"/>
          </table:table-cell>
          <table:table-cell table:style-name="Tabla2.G11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1"><text:span text:style-name="Fuente_20_de_20_párrafo_20_predeter."><text:span text:style-name="T13">GRUPO 11</text:span></text:span></text:p>
          </table:table-cell>
          <table:table-cell table:style-name="Tabla2.B12" office:value-type="string">
            <text:p text:style-name="P11"/>
          </table:table-cell>
          <table:table-cell table:style-name="Tabla2.C12" office:value-type="string">
            <text:p text:style-name="P11"/>
          </table:table-cell>
          <table:table-cell table:style-name="Tabla2.D12" office:value-type="string">
            <text:p text:style-name="P11"/>
          </table:table-cell>
          <table:table-cell table:style-name="Tabla2.E12" office:value-type="string">
            <text:p text:style-name="P11"/>
          </table:table-cell>
          <table:table-cell table:style-name="Tabla2.F12" office:value-type="string">
            <text:p text:style-name="P11"/>
          </table:table-cell>
          <table:table-cell table:style-name="Tabla2.G12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  <table:table-row>
          <table:table-cell table:style-name="Tabla2.A3" office:value-type="string">
            <text:p text:style-name="P11"><text:span text:style-name="Fuente_20_de_20_párrafo_20_predeter."><text:span text:style-name="T13">GRUPO 12</text:span></text:span></text:p>
          </table:table-cell>
          <table:table-cell table:style-name="Tabla2.B13" office:value-type="string">
            <text:p text:style-name="P11"/>
          </table:table-cell>
          <table:table-cell table:style-name="Tabla2.C13" office:value-type="string">
            <text:p text:style-name="P11"/>
          </table:table-cell>
          <table:table-cell table:style-name="Tabla2.D13" office:value-type="string">
            <text:p text:style-name="P11"/>
          </table:table-cell>
          <table:table-cell table:style-name="Tabla2.E13" office:value-type="string">
            <text:p text:style-name="P11"/>
          </table:table-cell>
          <table:table-cell table:style-name="Tabla2.F13" office:value-type="string">
            <text:p text:style-name="P11"/>
          </table:table-cell>
          <table:table-cell table:style-name="Tabla2.G13" office:value-type="string">
            <text:p text:style-name="P11"/>
          </table:table-cell>
          <table:table-cell table:style-name="Tabla2.H1" office:value-type="string">
            <text:p text:style-name="P1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494cm" fo:margin-bottom="0.494cm" loext:contextual-spacing="false" fo:hyphenation-ladder-count="no-limit" fo:text-indent="-1.27cm" style:auto-text-indent="false">
        <style:tab-stops/>
      </style:paragraph-properties>
      <style:text-properties fo:font-size="13.5pt" fo:font-weight="bold" style:font-size-asian="13.5pt" style:font-weight-asian="bold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Times New Roman" style:font-name-asian="Times New Roman" style:font-name-complex="Times New Roman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draw:frame draw:style-name="Mfr1" draw:name="image2.png" text:anchor-type="paragraph" svg:x="11.894cm" svg:y="0.002cm" svg:width="2.406cm" style:rel-width="scale" svg:height="0.836cm" style:rel-height="scale" draw:z-index="1"><draw:image xlink:href="Pictures/10000201000001930000008D0ADA9B9C081E940E.png" xlink:type="simple" xlink:show="embed" xlink:actuate="onLoad" loext:mime-type="image/png"/></draw:frame><text:span text:style-name="Fuente_20_de_20_párrafo_20_predeter."><text:span text:style-name="MT1"/></text:span></text:p>
        <text:p text:style-name="MP3"/>
        <text:p text:style-name="MP4"><text:span text:style-name="Fuente_20_de_20_párrafo_20_predeter."><text:span text:style-name="MT2">“</text:span></text:span><text:span text:style-name="Fuente_20_de_20_párrafo_20_predeter."><text:span text:style-name="MT3">Rúbrica exposición oral de una presentación</text:span></text:span><text:span text:style-name="Fuente_20_de_20_párrafo_20_predeter."><text:span text:style-name="MT4">” </text:span></text:span><text:span text:style-name="Fuente_20_de_20_párrafo_20_predeter."><text:span text:style-name="MT2">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1-12-03T09:10:00Z</meta:creation-date>
    <dc:date>2021-12-14T13:02:29.945000000</dc:date>
    <meta:editing-cycles>8</meta:editing-cycles>
    <meta:editing-duration>PT33M34S</meta:editing-duration>
    <meta:document-statistic meta:table-count="2" meta:image-count="1" meta:object-count="0" meta:page-count="2" meta:paragraph-count="95" meta:word-count="393" meta:character-count="2500" meta:non-whitespace-character-count="2198"/>
    <meta:template xlink:type="simple" xlink:actuate="onRequest" xlink:title="" xlink:href="../../../../AppData/Local/Temp/Rúbrica-exposicíón-licencias-software.odt/Normal.dotm"/>
  </office:meta>
</office:document-meta>
</file>